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ntarell" officeooo:rsid="00134121" officeooo:paragraph-rsid="00134121"/>
    </style:style>
    <style:style style:name="P2" style:family="paragraph" style:parent-style-name="Standard">
      <style:text-properties style:font-name="Cantarell" officeooo:rsid="0016586e" officeooo:paragraph-rsid="0016586e"/>
    </style:style>
    <style:style style:name="T1" style:family="text">
      <style:text-properties officeooo:rsid="001658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ebe Annika,</text:p>
      <text:p text:style-name="P1"/>
      <text:p text:style-name="P1">es ist schwer für mich, mich dir zu öffnen. Ich habe dich eine lange Zeit nicht mehr gesehen und als ich dich vom Bahnhof abgeholt habe, war es ein echter Schock, dich so groß zu sehen. Die Autofahrt war für mich unerträglich da ich mit dir einfach mal Reden wollte, wie es Vater und Tochter tun, <text:span text:style-name="T1">wenn sie sich eine lange Zeit lang nicht mehr gesehen haben, wie z.B. was du gerade so für Hobbies hast, oder wie die Schule läuft, usw. </text:span>Ich fand einfach nicht den Mut und den Anfang für das Gespräch und dabei habe ich es auch gelassen. Je älter du wirst, desto mehr errinerst du mich an deine Mutter. Du fragst mich manchmal Sachen, mit denen ich nicht’s anfangen kann und ich nicht weiß, was ich dir sagen soll … Als du kleiner warst habe ich dir oft Unwahrheiten über mich erzählt, ich war noch nicht bereit <text:span text:style-name="T1">dafür</text:span>. Verzeih mir bitte, ich habe lange mit mir gerungen, und möchte dir gerne deine Fragen beantworten, die du hast. </text:p>
      <text:p text:style-name="P1"/>
      <text:p text:style-name="P1">Dein <text:span text:style-name="T1">Papa</text:span></text:p>
      <text:p text:style-name="P1"/>
      <text:p text:style-name="P1"/>
      <text:p text:style-name="P1"/>
      <text:p text:style-name="P2">Mauer um sich ziehen</text:p>
      <text:p text:style-name="P2">Schutz vor Ines</text:p>
      <text:p text:style-name="P2">„Angst“ vor Ines</text:p>
      <text:p text:style-name="P2"/>
      <text:p text:style-name="P2">Kann nicht Annika ohne Ines sehen → Hass für Ines überwind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4:02:39.667926762</meta:creation-date>
    <dc:date>2023-05-04T14:23:40.917191671</dc:date>
    <meta:editing-duration>PT21M1S</meta:editing-duration>
    <meta:editing-cycles>2</meta:editing-cycles>
    <meta:generator>LibreOffice/7.5.2.2$Linux_X86_64 LibreOffice_project/50$Build-2</meta:generator>
    <meta:document-statistic meta:table-count="0" meta:image-count="0" meta:object-count="0" meta:page-count="1" meta:paragraph-count="7" meta:word-count="196" meta:character-count="1060" meta:non-whitespace-character-count="870"/>
  </office:meta>
</office:document-meta>
</file>